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0.7102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>
            <text:p>Keyboard</text:p>
          </table:table-cell>
          <table:table-cell office:value-type="string">
            <text:p>Monitor</text:p>
          </table:table-cell>
          <table:table-cell office:value-type="string">
            <text:p>Mouse</text:p>
          </table:table-cell>
          <table:table-cell office:value-type="string">
            <text:p>Mug</text:p>
          </table:table-cell>
          <table:table-cell office:value-type="string">
            <text:p>Laptop</text:p>
          </table:table-cell>
          <table:table-cell office:value-type="string">
            <text:p>Papers</text:p>
          </table:table-cell>
          <table:table-cell office:value-type="string">
            <text:p>Book</text:p>
          </table:table-cell>
          <table:table-cell office:value-type="string">
            <text:p>Notebook</text:p>
          </table:table-cell>
          <table:table-cell office:value-type="string">
            <text:p>Mobile</text:p>
          </table:table-cell>
          <table:table-cell office:value-type="string">
            <text:p>Glass</text:p>
          </table:table-cell>
          <table:table-cell office:value-type="string">
            <text:p>Flask</text:p>
          </table:table-cell>
          <table:table-cell office:value-type="string">
            <text:p>Bottle</text:p>
          </table:table-cell>
          <table:table-cell office:value-type="string">
            <text:p>Jug</text:p>
          </table:table-cell>
          <table:table-cell table:number-columns-repeated="12"/>
        </table:table-row>
        <table:table-row table:style-name="ro1">
          <table:table-cell office:value-type="string">
            <text:p>Keyboard</text:p>
          </table:table-cell>
          <table:table-cell office:value-type="float" office:value="0.75707">
            <text:p>0.75707</text:p>
          </table:table-cell>
          <table:table-cell office:value-type="float" office:value="3.5374">
            <text:p>3.5374</text:p>
          </table:table-cell>
          <table:table-cell office:value-type="float" office:value="2.7879">
            <text:p>2.7879</text:p>
          </table:table-cell>
          <table:table-cell office:value-type="float" office:value="4.006">
            <text:p>4.006</text:p>
          </table:table-cell>
          <table:table-cell office:value-type="float" office:value="3.5631">
            <text:p>3.5631</text:p>
          </table:table-cell>
          <table:table-cell office:value-type="float" office:value="4.5698">
            <text:p>4.5698</text:p>
          </table:table-cell>
          <table:table-cell office:value-type="float" office:value="4.003">
            <text:p>4.003</text:p>
          </table:table-cell>
          <table:table-cell office:value-type="float" office:value="3.779">
            <text:p>3.779</text:p>
          </table:table-cell>
          <table:table-cell office:value-type="float" office:value="3.1062">
            <text:p>3.1062</text:p>
          </table:table-cell>
          <table:table-cell office:value-type="float" office:value="3.1795">
            <text:p>3.1795</text:p>
          </table:table-cell>
          <table:table-cell office:value-type="float" office:value="2.7818">
            <text:p>2.7818</text:p>
          </table:table-cell>
          <table:table-cell office:value-type="float" office:value="3.2549">
            <text:p>3.2549</text:p>
          </table:table-cell>
          <table:table-cell office:value-type="float" office:value="2.9484">
            <text:p>2.9484</text:p>
          </table:table-cell>
          <table:table-cell table:number-columns-repeated="12"/>
        </table:table-row>
        <table:table-row table:style-name="ro1">
          <table:table-cell office:value-type="string">
            <text:p>Monitor</text:p>
          </table:table-cell>
          <table:table-cell office:value-type="float" office:value="3.4086">
            <text:p>3.4086</text:p>
          </table:table-cell>
          <table:table-cell office:value-type="float" office:value="1.6527">
            <text:p>1.6527</text:p>
          </table:table-cell>
          <table:table-cell office:value-type="float" office:value="3.3468">
            <text:p>3.3468</text:p>
          </table:table-cell>
          <table:table-cell office:value-type="float" office:value="4.0557">
            <text:p>4.0557</text:p>
          </table:table-cell>
          <table:table-cell office:value-type="float" office:value="3.3946">
            <text:p>3.3946</text:p>
          </table:table-cell>
          <table:table-cell office:value-type="float" office:value="4.6328">
            <text:p>4.6328</text:p>
          </table:table-cell>
          <table:table-cell office:value-type="float" office:value="4.1871">
            <text:p>4.1871</text:p>
          </table:table-cell>
          <table:table-cell office:value-type="float" office:value="3.8641">
            <text:p>3.8641</text:p>
          </table:table-cell>
          <table:table-cell office:value-type="float" office:value="3.4756">
            <text:p>3.4756</text:p>
          </table:table-cell>
          <table:table-cell office:value-type="float" office:value="3.157">
            <text:p>3.157</text:p>
          </table:table-cell>
          <table:table-cell office:value-type="float" office:value="3.0054">
            <text:p>3.0054</text:p>
          </table:table-cell>
          <table:table-cell office:value-type="float" office:value="3.3727">
            <text:p>3.3727</text:p>
          </table:table-cell>
          <table:table-cell office:value-type="float" office:value="2.9487">
            <text:p>2.9487</text:p>
          </table:table-cell>
          <table:table-cell table:number-columns-repeated="12"/>
        </table:table-row>
        <table:table-row table:style-name="ro1">
          <table:table-cell office:value-type="string">
            <text:p>Mouse</text:p>
          </table:table-cell>
          <table:table-cell office:value-type="float" office:value="2.8927">
            <text:p>2.8927</text:p>
          </table:table-cell>
          <table:table-cell office:value-type="float" office:value="3.5897">
            <text:p>3.5897</text:p>
          </table:table-cell>
          <table:table-cell office:value-type="float" office:value="0.72747">
            <text:p>0.72747</text:p>
          </table:table-cell>
          <table:table-cell office:value-type="float" office:value="3.8092">
            <text:p>3.8092</text:p>
          </table:table-cell>
          <table:table-cell office:value-type="float" office:value="3.5893">
            <text:p>3.5893</text:p>
          </table:table-cell>
          <table:table-cell office:value-type="float" office:value="4.5559">
            <text:p>4.5559</text:p>
          </table:table-cell>
          <table:table-cell office:value-type="float" office:value="3.9631">
            <text:p>3.9631</text:p>
          </table:table-cell>
          <table:table-cell office:value-type="float" office:value="3.8368">
            <text:p>3.8368</text:p>
          </table:table-cell>
          <table:table-cell office:value-type="float" office:value="3.2995">
            <text:p>3.2995</text:p>
          </table:table-cell>
          <table:table-cell office:value-type="float" office:value="3.086">
            <text:p>3.086</text:p>
          </table:table-cell>
          <table:table-cell office:value-type="float" office:value="3.0189">
            <text:p>3.0189</text:p>
          </table:table-cell>
          <table:table-cell office:value-type="float" office:value="3.2688">
            <text:p>3.2688</text:p>
          </table:table-cell>
          <table:table-cell office:value-type="float" office:value="2.9315">
            <text:p>2.9315</text:p>
          </table:table-cell>
          <table:table-cell table:number-columns-repeated="12"/>
        </table:table-row>
        <table:table-row table:style-name="ro1">
          <table:table-cell office:value-type="string">
            <text:p>Mug</text:p>
          </table:table-cell>
          <table:table-cell office:value-type="float" office:value="4.0803">
            <text:p>4.0803</text:p>
          </table:table-cell>
          <table:table-cell office:value-type="float" office:value="4.2119">
            <text:p>4.2119</text:p>
          </table:table-cell>
          <table:table-cell office:value-type="float" office:value="3.7148">
            <text:p>3.7148</text:p>
          </table:table-cell>
          <table:table-cell office:value-type="float" office:value="0.74013">
            <text:p>0.74013</text:p>
          </table:table-cell>
          <table:table-cell office:value-type="float" office:value="3.6703">
            <text:p>3.6703</text:p>
          </table:table-cell>
          <table:table-cell office:value-type="float" office:value="4.4737">
            <text:p>4.4737</text:p>
          </table:table-cell>
          <table:table-cell office:value-type="float" office:value="3.9894">
            <text:p>3.9894</text:p>
          </table:table-cell>
          <table:table-cell office:value-type="float" office:value="3.7334">
            <text:p>3.7334</text:p>
          </table:table-cell>
          <table:table-cell office:value-type="float" office:value="2.8513">
            <text:p>2.8513</text:p>
          </table:table-cell>
          <table:table-cell office:value-type="float" office:value="2.7805">
            <text:p>2.7805</text:p>
          </table:table-cell>
          <table:table-cell office:value-type="float" office:value="3.0554">
            <text:p>3.0554</text:p>
          </table:table-cell>
          <table:table-cell office:value-type="float" office:value="3.1694">
            <text:p>3.1694</text:p>
          </table:table-cell>
          <table:table-cell office:value-type="float" office:value="3.0805">
            <text:p>3.0805</text:p>
          </table:table-cell>
          <table:table-cell table:number-columns-repeated="12"/>
        </table:table-row>
        <table:table-row table:style-name="ro1">
          <table:table-cell office:value-type="string">
            <text:p>Laptop</text:p>
          </table:table-cell>
          <table:table-cell office:value-type="float" office:value="3.7866">
            <text:p>3.7866</text:p>
          </table:table-cell>
          <table:table-cell office:value-type="float" office:value="3.6011">
            <text:p>3.6011</text:p>
          </table:table-cell>
          <table:table-cell office:value-type="float" office:value="3.6743">
            <text:p>3.6743</text:p>
          </table:table-cell>
          <table:table-cell office:value-type="float" office:value="3.7006">
            <text:p>3.7006</text:p>
          </table:table-cell>
          <table:table-cell office:value-type="float" office:value="0.051311">
            <text:p>0.051311</text:p>
          </table:table-cell>
          <table:table-cell office:value-type="float" office:value="4.3386">
            <text:p>4.3386</text:p>
          </table:table-cell>
          <table:table-cell office:value-type="float" office:value="3.6684">
            <text:p>3.6684</text:p>
          </table:table-cell>
          <table:table-cell office:value-type="float" office:value="3.2274">
            <text:p>3.2274</text:p>
          </table:table-cell>
          <table:table-cell office:value-type="float" office:value="3.0932">
            <text:p>3.0932</text:p>
          </table:table-cell>
          <table:table-cell office:value-type="float" office:value="2.8648">
            <text:p>2.8648</text:p>
          </table:table-cell>
          <table:table-cell office:value-type="float" office:value="2.6852">
            <text:p>2.6852</text:p>
          </table:table-cell>
          <table:table-cell office:value-type="float" office:value="3.2979">
            <text:p>3.2979</text:p>
          </table:table-cell>
          <table:table-cell office:value-type="float" office:value="2.4735">
            <text:p>2.4735</text:p>
          </table:table-cell>
          <table:table-cell table:number-columns-repeated="12"/>
        </table:table-row>
        <table:table-row table:style-name="ro1">
          <table:table-cell office:value-type="string">
            <text:p>Papers</text:p>
          </table:table-cell>
          <table:table-cell office:value-type="float" office:value="4.4518">
            <text:p>4.4518</text:p>
          </table:table-cell>
          <table:table-cell office:value-type="float" office:value="4.4965">
            <text:p>4.4965</text:p>
          </table:table-cell>
          <table:table-cell office:value-type="float" office:value="4.2157">
            <text:p>4.2157</text:p>
          </table:table-cell>
          <table:table-cell office:value-type="float" office:value="4.4146">
            <text:p>4.4146</text:p>
          </table:table-cell>
          <table:table-cell office:value-type="float" office:value="4.0073">
            <text:p>4.0073</text:p>
          </table:table-cell>
          <table:table-cell office:value-type="float" office:value="2.7598">
            <text:p>2.7598</text:p>
          </table:table-cell>
          <table:table-cell office:value-type="float" office:value="4.2968">
            <text:p>4.2968</text:p>
          </table:table-cell>
          <table:table-cell office:value-type="float" office:value="3.8378">
            <text:p>3.8378</text:p>
          </table:table-cell>
          <table:table-cell office:value-type="float" office:value="3.4093">
            <text:p>3.4093</text:p>
          </table:table-cell>
          <table:table-cell office:value-type="float" office:value="3.4867">
            <text:p>3.4867</text:p>
          </table:table-cell>
          <table:table-cell office:value-type="float" office:value="3.2862">
            <text:p>3.2862</text:p>
          </table:table-cell>
          <table:table-cell office:value-type="float" office:value="3.7239">
            <text:p>3.7239</text:p>
          </table:table-cell>
          <table:table-cell office:value-type="float" office:value="3.3642">
            <text:p>3.3642</text:p>
          </table:table-cell>
          <table:table-cell table:number-columns-repeated="12"/>
        </table:table-row>
        <table:table-row table:style-name="ro1">
          <table:table-cell office:value-type="string">
            <text:p>Book</text:p>
          </table:table-cell>
          <table:table-cell office:value-type="float" office:value="3.9631">
            <text:p>3.9631</text:p>
          </table:table-cell>
          <table:table-cell office:value-type="float" office:value="3.9266">
            <text:p>3.9266</text:p>
          </table:table-cell>
          <table:table-cell office:value-type="float" office:value="3.8084">
            <text:p>3.8084</text:p>
          </table:table-cell>
          <table:table-cell office:value-type="float" office:value="3.8568">
            <text:p>3.8568</text:p>
          </table:table-cell>
          <table:table-cell office:value-type="float" office:value="3.6672">
            <text:p>3.6672</text:p>
          </table:table-cell>
          <table:table-cell office:value-type="float" office:value="4.4933">
            <text:p>4.4933</text:p>
          </table:table-cell>
          <table:table-cell office:value-type="float" office:value="0.7734">
            <text:p>0.7734</text:p>
          </table:table-cell>
          <table:table-cell office:value-type="float" office:value="3.4162">
            <text:p>3.4162</text:p>
          </table:table-cell>
          <table:table-cell office:value-type="float" office:value="2.7623">
            <text:p>2.7623</text:p>
          </table:table-cell>
          <table:table-cell office:value-type="float" office:value="2.9252">
            <text:p>2.9252</text:p>
          </table:table-cell>
          <table:table-cell office:value-type="float" office:value="2.5905">
            <text:p>2.5905</text:p>
          </table:table-cell>
          <table:table-cell office:value-type="float" office:value="3.3488">
            <text:p>3.3488</text:p>
          </table:table-cell>
          <table:table-cell office:value-type="float" office:value="2.8114">
            <text:p>2.8114</text:p>
          </table:table-cell>
          <table:table-cell table:number-columns-repeated="12"/>
        </table:table-row>
        <table:table-row table:style-name="ro1">
          <table:table-cell office:value-type="string">
            <text:p>Notebook</text:p>
          </table:table-cell>
          <table:table-cell office:value-type="float" office:value="3.8967">
            <text:p>3.8967</text:p>
          </table:table-cell>
          <table:table-cell office:value-type="float" office:value="3.9942">
            <text:p>3.9942</text:p>
          </table:table-cell>
          <table:table-cell office:value-type="float" office:value="3.6755">
            <text:p>3.6755</text:p>
          </table:table-cell>
          <table:table-cell office:value-type="float" office:value="3.6962">
            <text:p>3.6962</text:p>
          </table:table-cell>
          <table:table-cell office:value-type="float" office:value="3.2939">
            <text:p>3.2939</text:p>
          </table:table-cell>
          <table:table-cell office:value-type="float" office:value="4.1578">
            <text:p>4.1578</text:p>
          </table:table-cell>
          <table:table-cell office:value-type="float" office:value="3.5903">
            <text:p>3.5903</text:p>
          </table:table-cell>
          <table:table-cell office:value-type="float" office:value="0.28091">
            <text:p>0.28091</text:p>
          </table:table-cell>
          <table:table-cell office:value-type="float" office:value="1.8344">
            <text:p>1.8344</text:p>
          </table:table-cell>
          <table:table-cell office:value-type="float" office:value="2.3979">
            <text:p>2.3979</text:p>
          </table:table-cell>
          <table:table-cell office:value-type="float" office:value="1.8065">
            <text:p>1.8065</text:p>
          </table:table-cell>
          <table:table-cell office:value-type="float" office:value="2.6166">
            <text:p>2.6166</text:p>
          </table:table-cell>
          <table:table-cell office:value-type="float" office:value="1.9702">
            <text:p>1.9702</text:p>
          </table:table-cell>
          <table:table-cell table:number-columns-repeated="12"/>
        </table:table-row>
        <table:table-row table:style-name="ro1">
          <table:table-cell office:value-type="string">
            <text:p>Mobile</text:p>
          </table:table-cell>
          <table:table-cell office:value-type="float" office:value="3.3743">
            <text:p>3.3743</text:p>
          </table:table-cell>
          <table:table-cell office:value-type="float" office:value="3.4988">
            <text:p>3.4988</text:p>
          </table:table-cell>
          <table:table-cell office:value-type="float" office:value="3.2972">
            <text:p>3.2972</text:p>
          </table:table-cell>
          <table:table-cell office:value-type="float" office:value="3.0898">
            <text:p>3.0898</text:p>
          </table:table-cell>
          <table:table-cell office:value-type="float" office:value="3.1918">
            <text:p>3.1918</text:p>
          </table:table-cell>
          <table:table-cell office:value-type="float" office:value="3.786">
            <text:p>3.786</text:p>
          </table:table-cell>
          <table:table-cell office:value-type="float" office:value="3.1298">
            <text:p>3.1298</text:p>
          </table:table-cell>
          <table:table-cell office:value-type="float" office:value="1.8344">
            <text:p>1.8344</text:p>
          </table:table-cell>
          <table:table-cell office:value-type="float" office:value="-0">
            <text:p>0</text:p>
          </table:table-cell>
          <table:table-cell office:value-type="float" office:value="1.9062">
            <text:p>1.9062</text:p>
          </table:table-cell>
          <table:table-cell office:value-type="float" office:value="1.7479">
            <text:p>1.7479</text:p>
          </table:table-cell>
          <table:table-cell office:value-type="float" office:value="2.2769">
            <text:p>2.2769</text:p>
          </table:table-cell>
          <table:table-cell office:value-type="float" office:value="1.277">
            <text:p>1.277</text:p>
          </table:table-cell>
          <table:table-cell table:number-columns-repeated="12"/>
        </table:table-row>
        <table:table-row table:style-name="ro1">
          <table:table-cell office:value-type="string">
            <text:p>Glass</text:p>
          </table:table-cell>
          <table:table-cell office:value-type="float" office:value="3.4573">
            <text:p>3.4573</text:p>
          </table:table-cell>
          <table:table-cell office:value-type="float" office:value="3.5959">
            <text:p>3.5959</text:p>
          </table:table-cell>
          <table:table-cell office:value-type="float" office:value="3.2768">
            <text:p>3.2768</text:p>
          </table:table-cell>
          <table:table-cell office:value-type="float" office:value="2.8944">
            <text:p>2.8944</text:p>
          </table:table-cell>
          <table:table-cell office:value-type="float" office:value="3.0539">
            <text:p>3.0539</text:p>
          </table:table-cell>
          <table:table-cell office:value-type="float" office:value="3.9582">
            <text:p>3.9582</text:p>
          </table:table-cell>
          <table:table-cell office:value-type="float" office:value="2.7048">
            <text:p>2.7048</text:p>
          </table:table-cell>
          <table:table-cell office:value-type="float" office:value="2.0432">
            <text:p>2.0432</text:p>
          </table:table-cell>
          <table:table-cell office:value-type="float" office:value="2.0794">
            <text:p>2.0794</text:p>
          </table:table-cell>
          <table:table-cell office:value-type="float" office:value="0.40648">
            <text:p>0.40648</text:p>
          </table:table-cell>
          <table:table-cell office:value-type="float" office:value="2.1458">
            <text:p>2.1458</text:p>
          </table:table-cell>
          <table:table-cell office:value-type="float" office:value="2.5677">
            <text:p>2.5677</text:p>
          </table:table-cell>
          <table:table-cell office:value-type="float" office:value="1.3518">
            <text:p>1.3518</text:p>
          </table:table-cell>
          <table:table-cell table:number-columns-repeated="12"/>
        </table:table-row>
        <table:table-row table:style-name="ro1">
          <table:table-cell office:value-type="string">
            <text:p>Flask</text:p>
          </table:table-cell>
          <table:table-cell office:value-type="float" office:value="2.9759">
            <text:p>2.9759</text:p>
          </table:table-cell>
          <table:table-cell office:value-type="float" office:value="3.2763">
            <text:p>3.2763</text:p>
          </table:table-cell>
          <table:table-cell office:value-type="float" office:value="3.2195">
            <text:p>3.2195</text:p>
          </table:table-cell>
          <table:table-cell office:value-type="float" office:value="3.1297">
            <text:p>3.1297</text:p>
          </table:table-cell>
          <table:table-cell office:value-type="float" office:value="2.8686">
            <text:p>2.8686</text:p>
          </table:table-cell>
          <table:table-cell office:value-type="float" office:value="3.6785">
            <text:p>3.6785</text:p>
          </table:table-cell>
          <table:table-cell office:value-type="float" office:value="2.8819">
            <text:p>2.8819</text:p>
          </table:table-cell>
          <table:table-cell office:value-type="float" office:value="2.0611">
            <text:p>2.0611</text:p>
          </table:table-cell>
          <table:table-cell office:value-type="float" office:value="1.7479">
            <text:p>1.7479</text:p>
          </table:table-cell>
          <table:table-cell office:value-type="float" office:value="2.2048">
            <text:p>2.2048</text:p>
          </table:table-cell>
          <table:table-cell office:value-type="float" office:value="-0">
            <text:p>0</text:p>
          </table:table-cell>
          <table:table-cell office:value-type="float" office:value="2.8014">
            <text:p>2.8014</text:p>
          </table:table-cell>
          <table:table-cell office:value-type="float" office:value="1.4435">
            <text:p>1.4435</text:p>
          </table:table-cell>
          <table:table-cell table:number-columns-repeated="12"/>
        </table:table-row>
        <table:table-row table:style-name="ro1">
          <table:table-cell office:value-type="string">
            <text:p>Bottle</text:p>
          </table:table-cell>
          <table:table-cell office:value-type="float" office:value="3.4682">
            <text:p>3.4682</text:p>
          </table:table-cell>
          <table:table-cell office:value-type="float" office:value="3.6367">
            <text:p>3.6367</text:p>
          </table:table-cell>
          <table:table-cell office:value-type="float" office:value="3.4398">
            <text:p>3.4398</text:p>
          </table:table-cell>
          <table:table-cell office:value-type="float" office:value="3.423">
            <text:p>3.423</text:p>
          </table:table-cell>
          <table:table-cell office:value-type="float" office:value="3.1665">
            <text:p>3.1665</text:p>
          </table:table-cell>
          <table:table-cell office:value-type="float" office:value="4.0314">
            <text:p>4.0314</text:p>
          </table:table-cell>
          <table:table-cell office:value-type="float" office:value="3.3299">
            <text:p>3.3299</text:p>
          </table:table-cell>
          <table:table-cell office:value-type="float" office:value="2.5757">
            <text:p>2.5757</text:p>
          </table:table-cell>
          <table:table-cell office:value-type="float" office:value="2.5532">
            <text:p>2.5532</text:p>
          </table:table-cell>
          <table:table-cell office:value-type="float" office:value="2.4475">
            <text:p>2.4475</text:p>
          </table:table-cell>
          <table:table-cell office:value-type="float" office:value="2.7696">
            <text:p>2.7696</text:p>
          </table:table-cell>
          <table:table-cell office:value-type="float" office:value="1.0262">
            <text:p>1.0262</text:p>
          </table:table-cell>
          <table:table-cell office:value-type="float" office:value="2.7399">
            <text:p>2.7399</text:p>
          </table:table-cell>
          <table:table-cell table:number-columns-repeated="12"/>
        </table:table-row>
        <table:table-row table:style-name="ro1">
          <table:table-cell office:value-type="string">
            <text:p>Jug</text:p>
          </table:table-cell>
          <table:table-cell office:value-type="float" office:value="3.0518">
            <text:p>3.0518</text:p>
          </table:table-cell>
          <table:table-cell office:value-type="float" office:value="3.3406">
            <text:p>3.3406</text:p>
          </table:table-cell>
          <table:table-cell office:value-type="float" office:value="2.8477">
            <text:p>2.8477</text:p>
          </table:table-cell>
          <table:table-cell office:value-type="float" office:value="3.1103">
            <text:p>3.1103</text:p>
          </table:table-cell>
          <table:table-cell office:value-type="float" office:value="2.5379">
            <text:p>2.5379</text:p>
          </table:table-cell>
          <table:table-cell office:value-type="float" office:value="3.5568">
            <text:p>3.5568</text:p>
          </table:table-cell>
          <table:table-cell office:value-type="float" office:value="2.8054">
            <text:p>2.8054</text:p>
          </table:table-cell>
          <table:table-cell office:value-type="float" office:value="1.9702">
            <text:p>1.9702</text:p>
          </table:table-cell>
          <table:table-cell office:value-type="float" office:value="1.277">
            <text:p>1.277</text:p>
          </table:table-cell>
          <table:table-cell office:value-type="float" office:value="1.5498">
            <text:p>1.5498</text:p>
          </table:table-cell>
          <table:table-cell office:value-type="float" office:value="1.4299">
            <text:p>1.4299</text:p>
          </table:table-cell>
          <table:table-cell office:value-type="float" office:value="2.952">
            <text:p>2.952</text:p>
          </table:table-cell>
          <table:table-cell office:value-type="float" office:value="-0">
            <text:p>0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2">
          <table:table-cell office:value-type="string">
            <text:p>Dicretization = </text:p>
          </table:table-cell>
          <table:table-cell table:number-columns-repeated="2"/>
          <table:table-cell office:value-type="string">
            <text:p>5cmx5cm cell grid</text:p>
          </table:table-cell>
          <table:table-cell table:number-columns-repeated="22"/>
        </table:table-row>
        <table:table-row table:style-name="ro1" table:number-rows-repeated="1048558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2T20:36:39</dc:date>
    <dc:creator>Akshaya Thippur</dc:creator>
    <meta:generator>LibreOffice/3.5$Linux_X86_64 LibreOffice_project/350m1$Build-2</meta:generator>
    <meta:editing-duration>PT3M42S</meta:editing-duration>
    <meta:editing-cycles>2</meta:editing-cycles>
    <meta:printed-by>Akshaya Thippur</meta:printed-by>
    <meta:print-date>2014-02-12T20:34:59</meta:print-date>
    <meta:document-statistic meta:table-count="1" meta:cell-count="197" meta:object-count="0"/>
  </office:meta>
</office:document-meta>
</file>